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139in" fo:margin-bottom="0in" loext:contextual-spacing="false" fo:line-height="100%" fo:text-align="justify" style:justify-single-word="false"/>
    </style:style>
    <style:style style:name="P2" style:family="paragraph" style:parent-style-name="Title" style:master-page-name="Standard">
      <style:paragraph-properties fo:margin-top="0in" fo:margin-bottom="0.0417in" loext:contextual-spacing="false" style:page-number="1"/>
    </style:style>
    <style:style style:name="P3" style:family="paragraph" style:parent-style-name="Heading_20_3">
      <style:paragraph-properties fo:margin-top="0.139in" fo:margin-bottom="0.0555in" loext:contextual-spacing="false" fo:line-height="100%" fo:text-align="justify" style:justify-single-word="false"/>
    </style:style>
    <style:style style:name="P4" style:family="paragraph" style:parent-style-name="Subtitle">
      <style:paragraph-properties fo:margin-top="0.139in" fo:margin-bottom="0.222in" loext:contextual-spacing="false" fo:line-height="100%"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hb48ylmnvqj"/>Miłość w Equestrii</text:p>
      <text:p text:style-name="P4"><text:bookmark text:name="_w49x7sgcihs7"/>A prawdziwe życie</text:p>
      <text:p text:style-name="P1">Ponieważ mamy luty (a przynajmniej mam taką nadzieję), a to właśnie w tym miesiącu odbywa się święto Walenia Tynków, to postanowiłam, że naskrobię artykuł o miłości w Equestrii. Doceńcie to poświęcenie i skomentujcie pod numerem, jeśli to czytacie. Jeśli po lekturze stwierdzicie, że się nie znam i gadam jakieś bzdury, to będziecie mieli absolutną rację!</text:p>
      <text:p text:style-name="P1">Moje pojęcie o miłości opiera się na wiedzy biologiczno-chemicznej, obserwacjach, publikacjach naukowych oraz relacjach znajomych. Obawiam się, że sama posiadam jakąś odporność na tę zarazę. Przynajmniej jeśli mowa o ludziach, bo jedzenie i roślinki to ja niewątpliwie kocham. Niestety, ale żaden inny redaktor nie wpadł na to, by napisać o tym artykuł, więc ta rola musi przypaść takiej amebie emocjonalnej.</text:p>
      <text:p text:style-name="P1">Twórcy niby poruszają temat miłości, ale robią to tak sobie i wygląda to mniej więcej tak, jak w bajkach dla dzieci (ciekawe dlaczego?). Czyli on patrzy na nią, ona na niego, miziają się noskami, to musi być miłość! Mówiąc dosadniej: mamy kanoniczne związki, ale praktycznie żaden z nich nie ma zaznaczonych podstaw. No, prawie nic o tych kucach i relacjach nie wiemy. Oczywiście ma to dobre uzasadnienie – romansowanie w prawdziwym życiu ciężko byłoby zmieścić w dwudziestominutowym odcinku, a ciężko na to poświęcać dwuodcinkowca. Poza tym, to niekoniecznie byłoby atrakcyjne dla targetu.</text:p>
      <text:p text:style-name="P3"><text:bookmark text:name="_xb62i4we2l4b"/>Spike x Rarity</text:p>
      <text:p text:style-name="P1">Pierwszą miłością, którą poznajemy w serialu jest miłość Spike’a do Rarity, całe szczęście nieodwzajemniona. Mamy tutaj typowe dziecięce zauroczenie w osobie dorosłej – to ten sam poziom, co wzdychanie do pani w przedszkolu lub nauczycieli w podstawówce i pewnie dotknęło to wielu z Was. Oczywiście nie ma to nic wspólnego z prawdziwą miłością, ani nawet z zauroczeniem w wieku bardziej dojrzałym. Raczej dziecko jest zafascynowane osobnikiem dorosłym i stara się zwrócić jego uwagę, a całą resztę snuje na podstawie kontaktu z tworami kultury. W końcu wiele małych dziewczynek marzy o tym, by być księżniczką i wyjść za księcia, bo to pokazują bajki. A przynajmniej tak to z grubsza wyglądało na podwórkach w latach 90.</text:p>
      <text:p text:style-name="P1">Ogółem to Spike x Rarity jest przedstawione dość dobrze. Poza tym, Spike powoli dorasta i choć dalej Rarity lubi, to nie robi do niej już aż takich maślanych oczu i może nawet uzmysłowił sobie, że ona: jest dla niego za stara, jest innego gatunku i nie myśli o nim w tych kategoriach. Prawdopodobnie jeśli już sobie kogoś przygrucha, to będzie to kto inny. Uwaga! w następnym akapicie będzie spoiler z sezonu VIII. Niezbyt wielki, ale jednak. Jeśli nie chcesz tego czytać, to pomiń następny akapit. </text:p>
      <text:p text:style-name="P1">Smolder, młodociana smoczyca (chyba) z nowego sezonu dużo lepiej nadaje się na partnerkę dla Spike’a. Jest tego samego gatunku i jest w podobnym wieku, choć pewnie ma kilka lat więcej, gdyż jest odrobinę wyższa i ma wykształcone skrzydła. Poza tym prawdopodobnie czeka ją parę lat życia wśród kucyków, więc ich kultura nie będzie dla niej zupełnie obca i dziwna.</text:p>
      <text:p text:style-name="P1">Fandom co prawda lubi shipować fioletowego gekona z Ember, ale ta raczej nie byłaby zainteresowana takim dzieciakiem, bo choć sama raczej dorosła nie jest, to jest bardziej w wieku Garble’a niż Spike’a. Poza tym ma niewiele wspólnego z kucykową kulturą i to się raczej za bardzo nie zmieni. Nasza smoczyca jest pewna siebie, asertywna, władcza, dominująca i agresywna. Co prawda próbuje nauczyć smoki przyjaźni, ale niekoniecznie dlatego, że uważa przyjaźń za coś, co jest super, bo jest miłe, fajne i puszyste. Raczej zauważyła, że przyjaźń jest opłacalna i smoki wiele tracą przez jej brak.</text:p>
      <text:p text:style-name="P1">Spike x Sweetie Belle ma tyle samo sensu, co Spike x Rarity. Zresztą, to opiera się tylko na tym, że ona jest młodsza. Tak, jest młodsza i w niczym niepodobna do swojej siostry. I raz tańczyła z gadzinką na weselu. Wspaniała podstawa pod shipa między smokiem a kucykiem, co samo w sobie uważam za głupie, choćby ze względu na różnicę rozmiarów między dorosłym gekonem a taboretem. Te pierwsze są ogromne. Poza tym występują bardzo duże różnice fizyczne. Niby to kreskówka, więc wszystko jest możliwe, ale…</text:p>
      <text:p text:style-name="P1">Związki międzygatunkowe w naturze się zdarzają, owszem. Czasami nawet jest z tego potomstwo i to w dodatku płodne. Jednak i tak musi być wysoki stopień pokrewieństwa, dlatego zazwyczaj przedstawiciele jednego rodzaju krzyżują się łatwo, ale różnych rodzajów, a z jednej rodziny już niekoniecznie, chociaż tak też bywa – przykładem niech będzie krzyżówka żubra pierwotnego z turem. Efekty tego związku obserwujemy do dziś pod postacią żubra europejskiego.</text:p>
      <text:p text:style-name="P1">Jednak nie ma szans by gad (co prawda smoki gadami nie są, ale to szczegół) rozmnożył się z ssakiem (w sumie taborety z MLP też ssakami być nie muszą). Przede wszystkim pokrewieństwo musi być zbyt odległe, a do tego dochodzą różnice w budowie anatomicznej, w tym w budowie narządów płciowych.</text:p>
      <text:p text:style-name="P1">No dobra, ale przecież nie samymi dziećmi związki stoją. Jeśli chodzi o samą kopulację, to w sumie to mogłoby być możliwe. Zazwyczaj zwierzęta czują pociąg seksualny w stosunku do tego samego gatunku, ale nie zawsze. Powiem tak: odpowiedniki zoofilii występują u wielu ssaków. Delfiny zabawiające się truchłem ryby? Foka z pingwinem? Szop z psem? Bywa i to wcale nierzadko, w dodatku dotyczy to nie tylko osobników żyjących w niewoli, które mogą próbować rozładować swój popęd na tym, co się nawinie. Nie wiem jak jest u innych gromad.</text:p>
      <text:p text:style-name="P1">Pocieszę Was, że takich praktyk dopuszcza się niewielki procent zwierzęcej populacji i często ma to na celu rozładować napięcie w wyniku braku partnerki lub służy to do okazania dominacji. Jednak, jeśli mówimy ogólnie, to gatunki z samej definicji starają się ze sobą nie mieszać. Zazwyczaj, bo już na przykładzie żubra pokazałam, że w praktyce potrafi to wyglądać zupełnie inaczej. Jednak np. zebra kwagga nie chciała się krzyżować z innymi podgatunkami zebry stepowej. W biologii jest mało rzeczy prostych.</text:p>
      <text:p text:style-name="P1">Dobra, załóżmy nawet, że nasza para kucyk x smok, to dwa aseksualne osobniki, które zakochały się w swoich osobowościach. Jednak wciąż mamy inne różnice. Smoki to stworzenia dość nieprzyjazne, mało towarzyskie i prawdopodobnie z wiekiem stają się coraz gorsze. Do tego lubią leżeć na kupach kosztowności, jeść i spać… Cofam wszystko, co powiedziałam. To brzmi super. Sądzę, że doskonale dogadałabym się ze smoczym partnerem ze względu na wspólne zainteresowania i równie parszywy charakter.</text:p>
      <text:p text:style-name="P1">Co prawda Spike został wychowany przez kucyki, ale pewne rzeczy są podyktowane przez biologię. Dzikie zwierzę wychowane w niewoli może stać się w miarę miłe i przyjazne, ale instynkty i pewne cechy dalej w nim siedzą. Często problemy zaczynają się w okresie, kiedy słodki bobasek dojrzewa płciowo, ponieważ wtedy często zmienia się jego charakter i to dość drastycznie. Zresztą w Spike’u smocza natura już jest silna.</text:p>
      <text:p text:style-name="P3"><text:bookmark text:name="_cn5xao6apz09"/>Cheerliee x Big Mac</text:p>
      <text:p text:style-name="P1">Miłosna trucizna, ewentualnie napój gwałtu, czyli ile złego może uczynić trójka dziewczynek. Przerażające jest to, że zachowanie CMC jest całkiem realistyczne. Całe szczęście, że miłosna trucizna już mniej. A przynajmniej o takim malowniczym działaniu. Bo widzicie, da się sprawić, że ktoś na kogoś poleci dzięki magii. Magii biochemii! Mówię poważnie.</text:p>
      <text:p text:style-name="P1">Zauroczenie i miłość w dużej mierze opierają się na chemii. Organizmy mają się rozmnażać, żeby gatunek przetrwał. Natura chce, by więcej dzieci rodziło się zdrowych i silnych (w uproszczeniu!), a stosunki kończyły się zapłodnieniem. Dlatego kobiety w trakcie owulacji są odbierane jako atrakcyjniejsze. W dodatku dla przeciętnego osobnika X atrakcyjniejszy będzie taki osobnik Y, który ma geny możliwie najbardziej różne od niego – w obrębie tego samego gatunku czy podgatunku. No dobrze, ale skąd ludzie to wiedzą? W końcu nie mamy DNA wypisanego na twarzy, ani nie nosimy koszulek z napisem “mam owulację, bierz mnie, kocie”.</text:p>
      <text:p text:style-name="P1">Wydzielamy pewne substancje zapachowe, które powodują, że ktoś na nas poleci. Także każda potwora znajdzie swego amatora. Stąd też czasami są pary, które w ogóle nie pasują do siebie, ale i tak jest między nimi chemia. Bo cóż, dla biologii najważniejsze, żeby były seksy. Może trochę to smutne, ale prawdziwe. Matka Natura nie przewidziała antykoncepcji.</text:p>
      <text:p text:style-name="P1">No dobra, ale to natura, a co z eliksirami? Już mówię: otóż, można skomponować perfumy, które oszukają płeć przeciwną (czy nawet tą samą, jeśli mowa o osobnikach homoseksualnych – chociaż tu nie mam pojęcia jak to działa). Nie jestem pewna, czy powinnam mówić o tym ludziom akurat w tym fandomie, ale trudno. Zbroje z przypinek Was obronią!</text:p>
      <text:p text:style-name="P1">Generalnie, jeśli poddać obiektowi westchnień odpowiednie związki chemiczne, to szanse, że się w nas zakocha wzrosną. W końcu cała miłość to biochemia. A ponieważ biochemia = zło, to miłość = zło. Zakochani zachowują się, jakby byli pod wpływem używek, ponieważ tak naprawdę są. Zwiększa się stężenie dopaminy i fenyloetyloaminy. Ponadto używanie mają wazopresyna, testosteron, adrenalina i oksytocyna. Jeśli kiedyś poczujecie motyle w brzuchu i przyspieszone bicie serca oraz zaczniecie myśleć o emocjach oraz innych głupotach, to znak, że Wasze hormony szaleją.</text:p>
      <text:p text:style-name="P1">Ale spokojnie, to mija. Wtedy spadają klapki z oczu i zaczynają się rozwody. Związki według Sternberga mają sześć faz: zakochania, romantycznych początków, związku kompletnego, związku przyjacielskiego, związku pustego i rozpadu związku. Czy to znaczy, że każdy związek musi się rozpaść? Ano nie. Jeśli jest oparty na czymś więcej niż hormonalny koktajl, to ma szansę się utrzymać na etapie trzecim, czwartym lub piątym. Ale do tego potrzeba zaangażowania i intymności.</text:p>
      <text:p text:style-name="P1">Cóż, Big Mac i Cheerliee mieli szczęście, że działanie mikstury przerwano przed ślubem i spłodzeniem gromadki źrebiąt. W ogóle kto by wtedy płacił alimenty? CMC? Przerażająca ta Equestria…</text:p>
      <text:p text:style-name="P3"><text:bookmark text:name="_fgi02jky1h3z"/><text:soft-page-break/>Pan x Pani Cake</text:p>
      <text:p text:style-name="P1">No i tutaj mamy małżeństwo kucy w wieku średnim, dałabym im jakieś czterdzieści ludzkich lat. Staż jakiś już chyba mają, ale w sumie serial tego nie pokazuje. Mają też dzieci – wkurzające bliźniaki, które przez 5 sezonów nie urosły nawet o centymetr. To okropne, kiedy wyczekiwane i ukochane źrebaki nie rozwijają się prawidłowo… No dobra, ale wyzłośliwiam się i odchodzę od tematu.</text:p>
      <text:p text:style-name="P1">Małżeństwo Cake wydaje się być zgodne, ale oparte raczej na rutynie i przyjaźni niż namiętności. W zasadzie nic o nim nie wiemy, poza tym, że pan Cake robi dobrą minę do złej gry i wychowuje cudze źrebaki. To się chwali. Chyba że był bezpłodny i dlatego postanowili wykorzystać innego reproduktora. To by wiele wyjaśniało, bo o tym, że Carrot nie jest ojcem bliźniąt pisałam już w innym numerze Equestria Times, gdzie nawet rozpisałam się o genetyce kucyków.</text:p>
      <text:p text:style-name="P3"><text:bookmark text:name="_4ojxfja434gl"/>Osiołki</text:p>
      <text:p text:style-name="P1">Romans, który brutalnie się przerwał, ale nasze gołąbeczki połączyła na nowo Pinkie Pie. I tak dwa stare osły się hajtnęły i rzadko pojawiają się w serialu, prawdopodobnie dlatego, że są sobą bardzo zajęte. Ewentualnie unikają Pinkie Pie. To drugie jest w sumie dużo bardziej prawdopodobne. Niestety, ale o tej parze wiadomo chyba jeszcze mniej niż o Cake’ach.</text:p>
      <text:p text:style-name="P3"><text:bookmark text:name="_7qjrgjj2ik4p"/>Cadance x Shining Armor</text:p>
      <text:p text:style-name="P1">Kolejne małżeństwo, tym razem przedstawione już nieco lepiej. Niestety, ale chociaż jest w nim wielka miłość, to serial nie raczył nam wyjaśnić skąd to się w ogóle wzięło i na czym się opiera. Przypominam, że Twilight nawet nie wiedziała, że jej brat ma narzeczoną, do czasu aż dostała zaproszenie na ślub. Czyli na pewno nie byli ze sobą przed wyjazdem Iskierki z Canterlot. Komiks lubię, ale bardzo gryzie się z serialem.</text:p>
      <text:p text:style-name="P1">Jeśli całość opiera się tylko na “on/ona jest miły/a i piękny/a”, to ja nie wróżę temu powodzenia, choć raczej rozwód im nie grozi. Rozwód w rodzinie królewskiej… to mógłby być mały skandal. Bardziej prawdopodobny jest scenariusz, że oboje znajdą sobie kochanków na boku. Bo czy kiedykolwiek widzieliśmy, by oni robili razem coś innego niż państwowe obowiązki, bycie słodko romantycznym czy opieka nad Flurry? W sumie tak, byli w galerii sztuki, żeby się uwolnić od dzieciaka chociaż na chwilę. Powinni zainwestować w niańki i mamki. Chociaż w przypadku Flurry Heart może być problem związany z jej potężną magią połączoną z dziecięcym rozumkiem.</text:p>
      <text:p text:style-name="P1">To wszystko przywodzi na myśl parę ze starszych filmów Disneya, gdzie książę zobaczył księżniczkę, spojrzał jej głęboko w oczy… cięcie! Ślub! Dwa dni po ślubie: </text:p>
      <text:p text:style-name="P1">– Ej, książę, jak ty właściwie masz na imię?</text:p>
      <text:p text:style-name="P1">– Marian. A Ty, Kopciuszku?</text:p>
      <text:p text:style-name="P1">– Kopciuszek.</text:p>
      <text:p text:style-name="P1">– Aha. To fajnie.</text:p>
      <text:p text:style-name="P1">Marian i Kopciuszek żyli długo i szczęśliwie, a z tego związku narodzili się Andrzej z Mariuszem. Koniec.</text:p>
      <text:p text:style-name="P3"><text:bookmark text:name="_9rc5gbm24q69"/>Rodzice Applejack</text:p>
      <text:p text:style-name="P1">Związek, który podbił serca fandomu, głównie za sprawą niezłej piosenki, skucykowania “Romea i Julii” oraz uroczego wyglądu Pear Butter. Tu chyba są najlepsze podstawy tego romansu – nasi zakochani znali się od dziecka, więc mieli o sobie spore pojęcie. Z drugiej strony ludzie często nie są w stanie się zakochać w przyjaciołach z dzieciństwa, jeśli przez cały ten czas byli blisko siebie. Czemu? Bo mózgi uznają ich za rodzeństwo, a większość ludzi nie ma ochoty na tworzenie związków z rodzeństwem czy nawet kuzynostwem. Taki sam mechanizm występuje u gęsi gęgawy.</text:p>
      <text:p text:style-name="P1">Nie twierdzę, że to zupełnie nierealistycznie, bo jak już pewnie zauważyliście, biologia lubi łamać swoje własne zasady i to nie bez powodu. Potencjalne błędy systemu mogą okazać się korzystne i warte powielania. W zasadzie na tym polega ewolucja (no, akurat niekoniecznie na rozmnażaniu braci z siostrami).</text:p>
      <text:p text:style-name="P3"><text:bookmark text:name="_mihsycy2coux"/>Big Mac x Sugar Belle</text:p>
      <text:p text:style-name="P1">Panie i panowie, oto kucyk, który wyrwał klacz na ladę! Dosłownie. W tym przypadku od początku do końca obserwowaliśmy trudną sztukę podrywu. I choć naprawdę lubię ten odcinek (w sumie lubię wszystkie romansowe odcinki w MLP, zabawne były), to wszystkie akcje obu zalotników były wybitnie żenujące. Podejrzewam, że sama Sugar Belle miała z nich niezłą bekę, przynajmniej do czasu, kiedy zaczęli demolować jej dom. Ja na jej miejscu bym stała, patrzyła, jadła popcorn i kazała im toczyć walki na śmierć i życie.</text:p>
      <text:p text:style-name="P1">Dobra, dawanie kwiatów jest jeszcze spoko, ale popisy żonglerką i teksty na poziomie podrywu na kasztana to żenada. Podobnie jak dziwne rydwany, damy w opałach czy całowanie śpiącej klaczy. To ostatnie podpada pod molestowanie seksualne. Wyobraźcie sobie, że budzi Was namiętny pocałunek od kolegi/koleżanki. Niefajnie? Dobra, już ja znam Wasze myśli. Brzydkiej koleżanki/brzydkiego kolegi. Lepiej? Cóż, gdyby mnie coś takiego spotkało, to najpierw bym wtłukła, potem torturowała, zabiła, a na końcu zastanawiała się, czy wskrzeszać i żądać wyjaśnień.</text:p>
      <text:p text:style-name="P1">Na końcu zrobił jej nowy, lepszy mebel, a ta go zaakceptowała i zaczęli miziać się noskami. Po co jakieś rozmowy? Po co cokolwiek? Związki należy budować na kontakcie fizycznym i ladzie sklepowej. A przynajmniej tego nauczyłam się z tej bajki o kucykach. Ciekawe jak to działa w prawdziwym życiu. Sprawdźcie i ślijcie do nas relacje z Waszych podrywów! Opublikujemy je w naszym czasopiśmie w rubryce “Ratlerek”.</text:p>
      <text:p text:style-name="P3"><text:bookmark text:name="_ycn2f51ufaai"/>Miłość rośnie wokół nas</text:p>
      <text:p text:style-name="P1">No, może miłość niekoniecznie, ale populacja to na pewno. Generalnie kucykowe związki póki co prezentują się nieźle jako klisze i komedie, jednak realizmu się w tym nie uświadczy. Sezon VIII ma jednak dorzucić tu swoje trzy grosze i nie mogę się już doczekać, żeby to zobaczyć. Bo coś mi mówi, że to będzie dobre. Przynajmniej jeśli ktoś lubi patrzeć jak świat płonie.</text:p>
      <text:p text:style-name="P1">A wniosek jest jeden i niektórym znany – nie całuj śpiących klaczy, bo będziesz zabijany. Wiele razy i boleśnie. Nie, serio, akurat w kwestii związków, to nie bierzcie przykładu z tego serialu. Chyba że opiszecie swoje przygody i opublikujecie je u nas. W końcu śmiech to zdrowie.</text:p>
      <text:p text:style-name="P1">Obrazki:</text:p>
      <text:p text:style-name="P1"><text:a xlink:type="simple" xlink:href="https://tomatocoup.deviantart.com/art/Not-my-day-730945925" text:style-name="Internet_20_link" text:visited-style-name="Visited_20_Internet_20_Link"><text:span text:style-name="T1">https://tomatocoup.deviantart.com/art/Not-my-day-730945925</text:span></text:a></text:p>
      <text:p text:style-name="P1"><text:soft-page-break/><text:a xlink:type="simple" xlink:href="https://harwicks-art.deviantart.com/art/Ponies-from-the-Land-of-the-Ice-and-Snow-730920536" text:style-name="Internet_20_link" text:visited-style-name="Visited_20_Internet_20_Link"><text:span text:style-name="T1">https://harwicks-art.deviantart.com/art/Ponies-from-the-Land-of-the-Ice-and-Snow-730920536</text:span></text:a></text:p>
      <text:p text:style-name="P1"><text:a xlink:type="simple" xlink:href="https://csimadmax.deviantart.com/art/a-good-friend-289335525" text:style-name="Internet_20_link" text:visited-style-name="Visited_20_Internet_20_Link"><text:span text:style-name="T1">https://csimadmax.deviantart.com/art/a-good-friend-289335525</text:span></text:a></text:p>
      <text:p text:style-name="P1"><text:a xlink:type="simple" xlink:href="https://dennyvixen.deviantart.com/art/Forgiven-Friends-694747766" text:style-name="Internet_20_link" text:visited-style-name="Visited_20_Internet_20_Link"><text:span text:style-name="T1">https://dennyvixen.deviantart.com/art/Forgiven-Friends-694747766</text:span></text:a></text:p>
      <text:p text:style-name="P1"><text:a xlink:type="simple" xlink:href="https://inuhoshi-to-darkpen.deviantart.com/art/Warmth-728272008" text:style-name="Internet_20_link" text:visited-style-name="Visited_20_Internet_20_Link"><text:span text:style-name="T1">https://inuhoshi-to-darkpen.deviantart.com/art/Warmth-728272008</text:span></text:a></text:p>
      <text:p text:style-name="P1"><text:a xlink:type="simple" xlink:href="https://tyuubatu.deviantart.com/art/S7E14-Rarity-699314168" text:style-name="Internet_20_link" text:visited-style-name="Visited_20_Internet_20_Link"><text:span text:style-name="T1">https://tyuubatu.deviantart.com/art/S7E14-Rarity-699314168</text:span></text:a></text:p>
      <text:p text:style-name="P1"><text:a xlink:type="simple" xlink:href="https://alexmakovsky.deviantart.com/art/CMC-n-Celestia-n-Luna-is-Stalkers-284617013" text:style-name="Internet_20_link" text:visited-style-name="Visited_20_Internet_20_Link"><text:span text:style-name="T1">https://alexmakovsky.deviantart.com/art/CMC-n-Celestia-n-Luna-is-Stalkers-284617013</text:span></text:a></text:p>
      <text:p text:style-name="P1"><text:a xlink:type="simple" xlink:href="https://johnjoseco.deviantart.com/art/Apple-Hearts-n-Hooves-284462538" text:style-name="Internet_20_link" text:visited-style-name="Visited_20_Internet_20_Link"><text:span text:style-name="T1">https://johnjoseco.deviantart.com/art/Apple-Hearts-n-Hooves-284462538</text:span></text:a></text:p>
      <text:p text:style-name="P1">https://saturnspace.deviantart.com/art/Clearly-Visable-2842251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9" meta:word-count="2432" meta:character-count="16041" meta:non-whitespace-character-count="13654"/>
    <meta:generator>LibreOfficeDev/5.1.0.3$Linux_X86_64 LibreOffice_project/</meta:generator>
  </office:meta>
</office:document-meta>
</file>